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美國亞利桑納州太陽城西區的一所復健中心，有幾位銀髮族在做韻律操，還有</text:p>
      <text:p text:style-name="PreformattedText">幾位在繞圈子散步或游泳，但是在後面的大房間裡，有三十多位在聽一場有關電腦</text:p>
      <text:p text:style-name="PreformattedText">的演講。這一場演講是由太陽城西區電腦俱樂部主辦的，俱樂部的會員都是退休的</text:p>
      <text:p text:style-name="PreformattedText">銀髮族；六年前剛開始，俱樂部只有兩百名會員，現在已經增加到兩千兩百人。</text:p>
      <text:p text:style-name="PreformattedText"/>
      <text:p text:style-name="PreformattedText">根據最近的公佈的統計：從一年半以前到現在，美國六十五歲以上的人士購買</text:p>
      <text:p text:style-name="PreformattedText">家用電腦，約佔銀髮族9%，也就是約六十萬人。這種快速的成長，首次引起了美</text:p>
      <text:p text:style-name="PreformattedText">國個人電腦廠商的注意，認為銀髮族是有潛力的消費群。</text:p>
      <text:p text:style-name="PreformattedText"/>
      <text:p text:style-name="PreformattedText">退休人士用電腦處理一些什麼工作？為數最多的是處理財務，其次是用好用的</text:p>
      <text:p text:style-name="PreformattedText">文書軟體寫遺囑、研究族譜，以及用E-mail跟兒孫們聯絡，少數人還用電腦接收</text:p>
      <text:p text:style-name="PreformattedText">兒孫的相片。此外，當然少不了用電腦做銀髮族彼此之間噓寒問暖的工具。</text:p>
      <text:p text:style-name="PreformattedText"/>
      <text:p text:style-name="PreformattedText">老人們在選購電腦方面，似乎比較偏愛康柏（Compaq），這可能是因為康柏</text:p>
      <text:p text:style-name="PreformattedText">做了一則電視廣告；兩位老太太在兩家廚房裡通電話找一份菜單，一位說：我把它</text:p>
      <text:p text:style-name="PreformattedText">印給你。另一位回說：你何不用電腦傳給我。而康柏的調查在1995年的上半季，</text:p>
      <text:p text:style-name="PreformattedText">買消費型電腦的人士之中，有11%是五十五歲以上的人士。台灣的宏碁在美國部</text:p>
      <text:p text:style-name="PreformattedText">門，也注意到銀髮族市場潛力，製作了一些印刷媒體廣告，顯示老人們利用</text:p>
      <text:p text:style-name="PreformattedText">Internet，享受人際關係樂趣。</text:p>
      <text:p text:style-name="PreformattedText"/>
      <text:p text:style-name="PreformattedText">其實，美國現在的退休人士，正是第一代使用電腦的人，在他們青壯年代，電</text:p>
      <text:p text:style-name="PreformattedText">腦已經開始進入辦公室，所以，他（她）們對電腦並不陌生，因此，樂於在解甲歸</text:p>
      <text:p text:style-name="PreformattedText">田之後，再嘗試新一代的電腦，也是一種享受人生的好方法。</text:p>
      <text:p text:style-name="PreformattedText"/>
      <text:p text:style-name="PreformattedText">不過，也不要對銀髮族市場太樂觀，據調查：只有37%六十五歲以上的人士</text:p>
      <text:p text:style-name="PreformattedText">表示對電腦和新技術有興趣，這比三十歲到四十九歲的人有72%回答有興趣，還</text:p>
      <text:p text:style-name="PreformattedText">是差距蠻大的。此外，男銀髮族又比女銀髮族熱心使用。</text:p>
      <text:p text:style-name="PreformattedText"/>
      <text:p text:style-name="PreformattedText">分析銀髮族熱愛用電腦的原因可能有：Internet使他們感覺未曾跟外界失去聯絡</text:p>
      <text:p text:style-name="PreformattedText">。2.可以容易渡日。3.左鄰右舍的銀髮族相互鼓勵。4.透過Internet可結交更多</text:p>
      <text:p text:style-name="PreformattedText">友人，並可暢所欲言的發表意見。5.幫助記下一些重要的事。6.精神上感到自己</text:p>
      <text:p text:style-name="PreformattedText">退而不休。</text:p>
      <text:p text:style-name="PreformattedText"/>
      <text:p text:style-name="PreformattedText">這個新掃描器也許並無意於領頭搞什麼無紙化運動，因為辦公室工作者直到今天</text:p>
      <text:p text:style-name="PreformattedText">，仍然習於從電腦上抓出東西來印成文件，但是它至少會對美金270億元的掃描器</text:p>
      <text:p text:style-name="PreformattedText">市場造成很大衝擊，也會對影印機形成衝擊（影印機因為有列表機的抗衡，已經走下</text:p>
      <text:p text:style-name="PreformattedText">坡，而以低階用戶為主要對象）。預期在1997年，對於這種新掃描器，單是美國就</text:p>
      <text:p text:style-name="PreformattedText">有一百八十萬套的需求；故有些分析家甚至預言，影印機在這個趨勢之下，隨時可能</text:p>
      <text:p text:style-name="PreformattedText">就此消聲匿跡。</text:p>
      <text:p text:style-name="PreformattedText"/>
      <text:p text:style-name="PreformattedText">惠普一直希望說服有更多人使用它的印表機，它已經在230億的印表機市場中，</text:p>
      <text:p text:style-name="PreformattedText">佔據了三分之二的地盤。惠普所以推出新掃描器，主要是看中個人電腦使用者會快速</text:p>
      <text:p text:style-name="PreformattedText">增加，並且隨之而依賴掃描器的比重也將增加。</text:p>
      <text:p text:style-name="PreformattedText"/>
      <text:p text:style-name="PreformattedText">Bootstrap就是將CSS都幫開發者寫好了，一般的開發者是不會去更動他的CSS</text:p>
      <text:p text:style-name="PreformattedText">檔的，為什麼呢？因為通常引用至網站的幾乎都是Bootstrap.min.css，</text:p>
      <text:p text:style-name="PreformattedText">也就是經過壓縮過後的CSS檔，此種CSS檔不是用來給撰寫者來閱讀的，因為它的</text:p>
      <text:p text:style-name="PreformattedText">可讀性極低。此種CSS檔為了加快網頁載入，於是將所有換行，以及非必要的空白</text:p>
      <text:p text:style-name="PreformattedText">通通移除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9-01-07T09:26:00Z</meta:creation-date>
    <dc:date>2019-01-07T09:32:00Z</dc:date>
    <meta:template xlink:href="Normal.dotm" xlink:type="simple"/>
    <meta:editing-cycles>2</meta:editing-cycles>
    <meta:editing-duration>PT360S</meta:editing-duration>
    <meta:document-statistic meta:page-count="1" meta:paragraph-count="2" meta:word-count="201" meta:character-count="1345" meta:row-count="9" meta:non-whitespace-character-count="1146"/>
  </office:meta>
</office:document-meta>
</file>